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88484152636823953"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2931642521207472139"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53089990279188272"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013420860869901751"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text:soft-page-break/>– А почему только тебя? А меня? А дядю-горгулия?</text:p>
      <text:p text:style-name="P39">–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А почему Индре считали одержимым?</text:p>
      <text:p text:style-name="P3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text:span><text:span text:style-name="T10">далеко не у всякого опытного мага хватит силы его вызвать</text:span>.</text:p>
      <text:p text:style-name="P39">– Так у вас знают про людей? Впервые слышу. В Кантерлоте, да и в Понивилле все обращались со мной, как с диковинкой.</text:p>
      <text:p text:style-name="P39">– Нууу,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text:soft-page-break/>предлагаете колени, чтобы единорог мог положить на них свою голову и отдохнуть.</text:p>
      <text:p text:style-name="P39">–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text:soft-page-break/></text:p>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text:soft-page-break/>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2">—</text:span><text:span text:style-name="T6"> роскошью, недоступной мне </text:span><text:span text:style-name="T1">годами</text:span><text:span text:style-name="T6"> работы программистом. Краем уха </text:span><text:soft-page-break/><text:span text:style-name="T6">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text:span><text:span text:style-name="T1">думать</text:span><text:span text:style-name="T1">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text:p>
      <text:p text:style-name="P37">После тщательного отбора оборудования я с помощью Спайка отослал полученный список Селестии. К нашему с Твайлайт удивлению, ответ задерживался. Вот уже неделю я праздно жил в Понивилле, вникая в суть исследований единорожки. 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0">Единственное, что получалось — вызвать </text:span><text:span text:style-name="T20">голубоватые искры с </text:span><text:span text:style-name="T20">потрескивани</text:span><text:span text:style-name="T20">ем</text:span><text:span text:style-name="T20"> вокруг себя &lt;на самом деле это потрескивание – упрочнение мира&gt;</text:span>.</text:p>
      <text:p text:style-name="P37">Закрыв дверь, я отправился в библиотеку.</text:p>
      <text:p text:style-name="P37">…</text:p>
      <text:p text:style-name="P37">– Магия подобна </text:p>
      <text:p text:style-name="P37"/>
      <text:p text:style-name="P37"/>
      <text:p text:style-name="P37"/>
      <text:p text:style-name="P37"><text:soft-page-break/></text:p>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text:soft-page-break/>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text:soft-page-break/></text:p>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
      <text:p text:style-name="P47"/>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7"><text:span text:style-name="T6">–</text:span> М-м-м. В описании заклинания Свирл упоминал гармонию. Я и подумал, а что, если это кат-то <text:soft-page-break/>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text:span><text:soft-page-break/><text:span text:style-name="T23">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text:soft-page-break/>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
      <text:p text:style-name="P47"/>
      <text:p text:style-name="P47"/>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51"/>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text:soft-page-break/></text:p>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text:soft-page-break/></text:p>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oft-page-break/><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text:soft-page-break/>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oft-page-break/><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text:soft-page-break/>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text:soft-page-break/>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oft-page-break/><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oft-page-break/><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text:span><text:soft-page-break/><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text:soft-page-break/>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oft-page-break/><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oft-page-break/><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oft-page-break/><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text:soft-page-break/>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oft-page-break/><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text:soft-page-break/>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text:soft-page-break/></text:h>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oft-page-break/><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oft-page-break/><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text:soft-page-break/>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oft-page-break/><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text:soft-page-break/>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1"/>
      <text:p text:style-name="P47"><text:soft-page-break/><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text:soft-page-break/>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text:soft-page-break/>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text:soft-page-break/>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2659447231251649648" text:style-name="L5">
        <text:list-header>
          <text:p text:style-name="P124"><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42563632" text:continue-numbering="true" text:style-name="L5">
        <text:list-header>
          <text:p text:style-name="P124">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63619" text:continue-numbering="true" text:style-name="L5">
        <text:list-header>
          <text:p text:style-name="P124">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61429"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3769235621621965292"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oft-page-break/><text:span text:style-name="T6">– </text:span>С кем это вы тут разговариваете?</text:p>
      <text:list xml:id="list6699738835473517348"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text:soft-page-break/>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text:soft-page-break/>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text:soft-page-break/>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text:soft-page-break/>–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8">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text:soft-page-break/></text:p>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7261033403214605430" text:style-name="L8">
        <text:list-header>
          <text:p text:style-name="P126">(<text:span text:style-name="T24">Луна — как повелительница снов, слышала разговор Макса с Анакорном</text:span>)</text:p>
          <text:p text:style-name="P127"/>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oft-page-break/><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5T22:40:02.74</dc:date>
    <meta:editing-duration>P72DT2H5M6S</meta:editing-duration>
    <meta:editing-cycles>3529</meta:editing-cycles>
    <meta:generator>OpenOffice/4.1.1$Win32 OpenOffice.org_project/411m6$Build-9775</meta:generator>
    <meta:document-statistic meta:table-count="0" meta:image-count="0" meta:object-count="0" meta:page-count="143" meta:paragraph-count="2933" meta:word-count="68880" meta:character-count="438827"/>
    <dc:creator>макс </dc:creator>
  </office:meta>
</office:document-meta>
</file>